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rma_pagamento_20210412141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tivo</text:p>
          </table:table-cell>
          <table:table-cell office:value-type="string" calcext:value-type="string">
            <text:p>descrica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Balcã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Cheq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Débito em con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Crédito em cont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Depósi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Retira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Depósito AT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Retirada ATM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On-lin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Ponto de vend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Saque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Transferênci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Pagamento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Telefone/Fax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Cobrança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Dívida Ati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2T14:23:01.998000000</dc:date>
    <dc:creator>Hércules Sant'Ana da Silva José</dc:creator>
    <meta:editing-duration>PT38S</meta:editing-duration>
    <meta:editing-cycles>1</meta:editing-cycles>
    <meta:document-statistic meta:table-count="1" meta:cell-count="34" meta:object-count="0"/>
    <meta:generator>LibreOffice/7.1.1.2$Windows_X86_64 LibreOffice_project/fe0b08f4af1bacafe4c7ecc87ce55bb426164676</meta:generator>
  </office:meta>
</office:document-meta>
</file>